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F10000393000000C678AA7980A.svm"/>
  <manifest:file-entry manifest:media-type="" manifest:full-path="Pictures/200000A300001FB200001089BF6374DA.svm"/>
  <manifest:file-entry manifest:media-type="" manifest:full-path="Pictures/2000034F00001FB200001FB283678F1D.svm"/>
  <manifest:file-entry manifest:media-type="" manifest:full-path="Pictures/200000F700001FB200001089EDF8241C.svm"/>
  <manifest:file-entry manifest:media-type="" manifest:full-path="Pictures/200000BB0000227300001089A02D64C6.svm"/>
  <manifest:file-entry manifest:media-type="" manifest:full-path="Pictures/2000005B00000DC800000DC8E5E31A34.svm"/>
  <manifest:file-entry manifest:media-type="" manifest:full-path="Pictures/200000D3000018CE00001A2F96397AC6.svm"/>
  <manifest:file-entry manifest:media-type="" manifest:full-path="Pictures/200000430000108900000F29E6C4156A.svm"/>
  <manifest:file-entry manifest:media-type="" manifest:full-path="Pictures/200000730000134B0000176D2B1A3AC5.svm"/>
  <manifest:file-entry manifest:media-type="" manifest:full-path="Pictures/200000910000303B000011EAFB3EC360.svm"/>
  <manifest:file-entry manifest:media-type="" manifest:full-path="Pictures/200001210000295700000D179A4D93F4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35f1f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Standard">
      <style:text-properties style:use-window-font-color="true" style:text-position="0% 100%" fo:font-size="12pt" officeooo:rsid="01115e0f" officeooo:paragraph-rsid="01164746" style:font-size-asian="12pt" style:font-size-complex="12pt"/>
    </style:style>
    <style:style style:name="P5" style:family="paragraph" style:parent-style-name="Standard">
      <style:text-properties style:use-window-font-color="true" style:text-position="0% 100%" fo:font-size="12pt" officeooo:rsid="01115e0f" officeooo:paragraph-rsid="0117252c" style:font-size-asian="12pt" style:font-size-complex="12pt"/>
    </style:style>
    <style:style style:name="P6" style:family="paragraph" style:parent-style-name="Standard">
      <style:text-properties style:use-window-font-color="true" style:text-position="0% 100%" fo:font-size="12pt" officeooo:rsid="01115e0f" officeooo:paragraph-rsid="0117c24f" style:font-size-asian="12pt" style:font-size-complex="12pt"/>
    </style:style>
    <style:style style:name="P7" style:family="paragraph" style:parent-style-name="Standard">
      <style:text-properties style:use-window-font-color="true" style:text-position="0% 100%" fo:font-size="12pt" officeooo:rsid="01115e0f" officeooo:paragraph-rsid="01190e5e" style:font-size-asian="12pt" style:font-size-complex="12pt"/>
    </style:style>
    <style:style style:name="P8" style:family="paragraph" style:parent-style-name="Standard">
      <style:text-properties style:use-window-font-color="true" style:text-position="0% 100%" fo:font-size="12pt" officeooo:rsid="01115e0f" officeooo:paragraph-rsid="011a1f85" style:font-size-asian="12pt" style:font-size-complex="12pt"/>
    </style:style>
    <style:style style:name="P9" style:family="paragraph" style:parent-style-name="Standard">
      <style:text-properties style:use-window-font-color="true" style:text-position="0% 100%" fo:font-size="12pt" officeooo:rsid="01115e0f" officeooo:paragraph-rsid="011a80d1" style:font-size-asian="12pt" style:font-size-complex="12pt"/>
    </style:style>
    <style:style style:name="P10" style:family="paragraph" style:parent-style-name="Standard">
      <style:text-properties style:text-position="0% 100%" fo:font-size="12pt" officeooo:rsid="01115e0f" officeooo:paragraph-rsid="0111d26c" style:font-size-asian="12pt" style:font-size-complex="12pt"/>
    </style:style>
    <style:style style:name="P11" style:family="paragraph" style:parent-style-name="Standard">
      <style:text-properties style:text-position="0% 100%" fo:font-size="12pt" officeooo:rsid="01115e0f" officeooo:paragraph-rsid="011276a4" style:font-size-asian="12pt" style:font-size-complex="12pt"/>
    </style:style>
    <style:style style:name="P12" style:family="paragraph" style:parent-style-name="Standard">
      <style:text-properties style:text-position="0% 100%" fo:font-size="12pt" officeooo:rsid="01115e0f" officeooo:paragraph-rsid="01144605" style:font-size-asian="12pt" style:font-size-complex="12pt"/>
    </style:style>
    <style:style style:name="P13" style:family="paragraph" style:parent-style-name="Standard">
      <style:text-properties style:text-position="0% 100%" fo:font-size="12pt" officeooo:rsid="01115e0f" officeooo:paragraph-rsid="01147609" style:font-size-asian="12pt" style:font-size-complex="12pt"/>
    </style:style>
    <style:style style:name="P14" style:family="paragraph" style:parent-style-name="Standard">
      <style:text-properties style:text-position="0% 100%" fo:font-size="12pt" officeooo:rsid="01115e0f" officeooo:paragraph-rsid="01162f00" style:font-size-asian="12pt" style:font-size-complex="12pt"/>
    </style:style>
    <style:style style:name="P15" style:family="paragraph" style:parent-style-name="Standard">
      <style:text-properties style:text-position="0% 100%" fo:font-size="12pt" officeooo:rsid="01115e0f" officeooo:paragraph-rsid="01164160" style:font-size-asian="12pt" style:font-size-complex="12pt"/>
    </style:style>
    <style:style style:name="P16" style:family="paragraph" style:parent-style-name="Standard">
      <style:text-properties style:text-position="0% 100%" fo:font-size="12pt" officeooo:rsid="01115e0f" officeooo:paragraph-rsid="01164746" style:font-size-asian="12pt" style:font-size-complex="12pt"/>
    </style:style>
    <style:style style:name="P17" style:family="paragraph" style:parent-style-name="Standard">
      <style:text-properties fo:color="#999999" style:text-position="0% 100%" fo:font-size="12pt" officeooo:rsid="01115e0f" officeooo:paragraph-rsid="0117c24f" style:font-size-asian="12pt" style:font-size-complex="12pt"/>
    </style:style>
    <style:style style:name="P18" style:family="paragraph" style:parent-style-name="Standard">
      <style:paragraph-properties fo:break-before="page"/>
      <style:text-properties style:use-window-font-color="true" style:text-position="0% 100%" fo:font-size="12pt" officeooo:rsid="01115e0f" officeooo:paragraph-rsid="0117252c" style:font-size-asian="12pt" style:font-size-complex="12pt"/>
    </style:style>
    <style:style style:name="P19" style:family="paragraph" style:parent-style-name="Standard">
      <style:paragraph-properties fo:break-before="page"/>
      <style:text-properties style:use-window-font-color="true" style:text-position="0% 100%" fo:font-size="12pt" officeooo:rsid="01115e0f" officeooo:paragraph-rsid="01190e5e" style:font-size-asian="12pt" style:font-size-complex="12pt"/>
    </style:style>
    <style:style style:name="P20" style:family="paragraph" style:parent-style-name="Standard">
      <style:paragraph-properties fo:break-before="page"/>
      <style:text-properties style:use-window-font-color="true" style:text-position="0% 100%" fo:font-size="12pt" officeooo:rsid="01115e0f" officeooo:paragraph-rsid="011a1f85" style:font-size-asian="12pt" style:font-size-complex="12pt"/>
    </style:style>
    <style:style style:name="P21" style:family="paragraph" style:parent-style-name="Standard">
      <style:paragraph-properties fo:break-before="page"/>
      <style:text-properties style:text-position="0% 100%" fo:font-size="12pt" officeooo:rsid="01115e0f" officeooo:paragraph-rsid="011276a4" style:font-size-asian="12pt" style:font-size-complex="12pt"/>
    </style:style>
    <style:style style:name="P22" style:family="paragraph" style:parent-style-name="Standard">
      <style:paragraph-properties fo:break-before="page"/>
      <style:text-properties style:text-position="0% 100%" fo:font-size="12pt" officeooo:rsid="01115e0f" officeooo:paragraph-rsid="01147609" style:font-size-asian="12pt" style:font-size-complex="12pt"/>
    </style:style>
    <style:style style:name="T1" style:family="text">
      <style:text-properties officeooo:rsid="004d39bb"/>
    </style:style>
    <style:style style:name="T2" style:family="text">
      <style:text-properties style:text-position="sub 58%" officeooo:rsid="01144605"/>
    </style:style>
    <style:style style:name="T3" style:family="text">
      <style:text-properties style:text-position="sub 58%" officeooo:rsid="01162f00"/>
    </style:style>
    <style:style style:name="T4" style:family="text">
      <style:text-properties style:text-position="sub 58%" officeooo:rsid="0117252c"/>
    </style:style>
    <style:style style:name="T5" style:family="text">
      <style:text-properties style:text-position="sub 58%" officeooo:rsid="011a80d1"/>
    </style:style>
    <style:style style:name="T6" style:family="text">
      <style:text-properties fo:color="#999999" officeooo:rsid="01162f00"/>
    </style:style>
    <style:style style:name="T7" style:family="text">
      <style:text-properties fo:color="#999999" officeooo:rsid="01164160"/>
    </style:style>
    <style:style style:name="T8" style:family="text">
      <style:text-properties fo:color="#999999" officeooo:rsid="01164746"/>
    </style:style>
    <style:style style:name="T9" style:family="text">
      <style:text-properties fo:color="#999999" officeooo:rsid="01190e5e"/>
    </style:style>
    <style:style style:name="T10" style:family="text">
      <style:text-properties fo:color="#999999" officeooo:rsid="011a1f85"/>
    </style:style>
    <style:style style:name="T11" style:family="text">
      <style:text-properties officeooo:rsid="0111d26c"/>
    </style:style>
    <style:style style:name="T12" style:family="text">
      <style:text-properties officeooo:rsid="011276a4"/>
    </style:style>
    <style:style style:name="T13" style:family="text">
      <style:text-properties officeooo:rsid="01144605"/>
    </style:style>
    <style:style style:name="T14" style:family="text">
      <style:text-properties officeooo:rsid="01147609"/>
    </style:style>
    <style:style style:name="T15" style:family="text">
      <style:text-properties officeooo:rsid="01162f00"/>
    </style:style>
    <style:style style:name="T16" style:family="text">
      <style:text-properties officeooo:rsid="01164160"/>
    </style:style>
    <style:style style:name="T17" style:family="text">
      <style:text-properties officeooo:rsid="01164746"/>
    </style:style>
    <style:style style:name="T18" style:family="text">
      <style:text-properties officeooo:rsid="0117252c"/>
    </style:style>
    <style:style style:name="T19" style:family="text">
      <style:text-properties fo:font-style="italic" officeooo:rsid="0117252c" style:font-style-asian="italic" style:font-style-complex="italic"/>
    </style:style>
    <style:style style:name="T20" style:family="text">
      <style:text-properties officeooo:rsid="0117c24f"/>
    </style:style>
    <style:style style:name="T21" style:family="text">
      <style:text-properties officeooo:rsid="01190e5e"/>
    </style:style>
    <style:style style:name="T22" style:family="text">
      <style:text-properties officeooo:rsid="011a1f85"/>
    </style:style>
    <style:style style:name="T23" style:family="text">
      <style:text-properties officeooo:rsid="011a80d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gr1" style:family="graphic">
      <style:graphic-properties svg:stroke-width="0.019cm" draw:fill="none" draw:textarea-horizontal-align="justify" draw:textarea-vertical-align="middle" draw:auto-grow-height="fals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20<text:span text:style-name="T1">11</text:span>-(<text:span text:style-name="T1">05</text:span>)<text:span text:style-name="T1">maj</text:span>-<text:span text:style-name="T11">03</text:span>: dag <text:span text:style-name="T11">26</text:span></text:h>
      <text:p text:style-name="P2"/>
      <text:p text:style-name="P10"><text:span text:style-name="T11">Skog:</text:span></text:p>
      <text:p text:style-name="P10"><text:span text:style-name="T11"><text:tab/>En graf utan cykler kallas “skog”</text:span></text:p>
      <text:p text:style-name="P10"><draw:frame draw:style-name="fr1" draw:name="graphics1" text:anchor-type="paragraph" svg:x="2.621cm" svg:y="0.097cm" svg:width="12.347cm" svg:height="4.586cm" draw:z-index="0"><draw:image xlink:href="Pictures/200000910000303B000011EAFB3EC360.svm" xlink:type="simple" xlink:show="embed" xlink:actuate="onLoad"/></draw:frame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draw:frame draw:style-name="fr1" draw:name="graphics2" text:anchor-type="paragraph" svg:x="13.213cm" svg:y="0.406cm" svg:width="4.233cm" svg:height="3.881cm" draw:z-index="1"><draw:image xlink:href="Pictures/200000430000108900000F29E6C4156A.svm" xlink:type="simple" xlink:show="embed" xlink:actuate="onLoad"/></draw:frame><text:span text:style-name="T11"/></text:p>
      <text:p text:style-name="P10"><text:span text:style-name="T11">Varje komponent i en skog kallas träd:</text:span></text:p>
      <text:p text:style-name="P10"><text:span text:style-name="T11"/></text:p>
      <text:p text:style-name="P10"><text:span text:style-name="T11"><text:tab/>Ett träd är sammanhängande① och icke-cykliskt②.</text:span></text:p>
      <text:p text:style-name="P10"><text:span text:style-name="T11"/></text:p>
      <text:p text:style-name="P10"><text:span text:style-name="T11"><text:tab/>Träd brukar betecknas T = (V, E)</text:span><text:span text:style-name="T13"> <text:s/>( <text:s/>eller T(V, E) <text:s/>)</text:span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>Sats:</text:span></text:p>
      <text:p text:style-name="P10"><text:span text:style-name="T11"><text:tab/>Om T = (V, E) är ett träd:</text:span></text:p>
      <text:p text:style-name="P10"><text:span text:style-name="T11"/></text:p>
      <text:p text:style-name="P10"><text:span text:style-name="T11"><text:tab/><text:tab/>③ För alla x, y ∈ V finns en unik stig mellan x och y.</text:span></text:p>
      <text:p text:style-name="P10"><draw:frame draw:style-name="fr1" draw:name="graphics3" text:anchor-type="paragraph" svg:x="4.738cm" svg:y="0.503cm" svg:width="8.114cm" svg:height="4.233cm" draw:z-index="2"><draw:image xlink:href="Pictures/200000A300001FB200001089BF6374DA.svm" xlink:type="simple" xlink:show="embed" xlink:actuate="onLoad"/></draw:frame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1"><text:span text:style-name="T12">④ Om en kant i ett träd tages bort, så delas trädet upp i två träd; grafen har då två komponenter istället för en.</text:span></text:p>
      <text:p text:style-name="P11"><text:span text:style-name="T12"/></text:p>
      <text:p text:style-name="P11"><text:span text:style-name="T12">⑤ |E| = |V| − 1 <text:s/>(om V ≠ ∅)</text:span></text:p>
      <text:p text:style-name="P21"><text:span text:style-name="T12">Anledning:</text:span></text:p>
      <text:p text:style-name="P11"><text:span text:style-name="T12"><text:tab/></text:span><text:span text:style-name="T11">③</text:span><text:span text:style-name="T12"> Kan används som en alternativ definition av träd.</text:span></text:p>
      <text:p text:style-name="P11"><text:span text:style-name="T12"/></text:p>
      <text:p text:style-name="P11"><text:span text:style-name="T12"/></text:p>
      <text:p text:style-name="P11"><text:span text:style-name="T12"><text:tab/></text:span><text:span text:style-name="T11">③</text:span><text:span text:style-name="T12"> ⇒ </text:span><text:span text:style-name="T11">①</text:span><text:span text:style-name="T12"><text:tab/>Enligt definition av sammanhängande.</text:span></text:p>
      <text:p text:style-name="P11"><text:span text:style-name="T12"/></text:p>
      <text:p text:style-name="P11"><text:span text:style-name="T12"><text:tab/></text:span><text:span text:style-name="T11">③</text:span><text:span text:style-name="T12"> ⇒ </text:span><text:span text:style-name="T11">②</text:span><text:span text:style-name="T12"><text:tab/>Ty en cykel skulle ge 2 olika stigar mellan x och y på cykeln.</text:span></text:p>
      <text:p text:style-name="P11"><text:span text:style-name="T12"/></text:p>
      <text:p text:style-name="P11"><text:span text:style-name="T12"><text:tab/></text:span><text:span text:style-name="T11">①</text:span><text:span text:style-name="T12">, </text:span><text:span text:style-name="T11">②</text:span><text:span text:style-name="T12"> ⇒ </text:span><text:span text:style-name="T11">③</text:span><text:span text:style-name="T12"><text:tab/>Från x till y finns minst en stig, om det finns två olika stigar</text:span></text:p>
      <text:p text:style-name="P11"><text:span text:style-name="T12"><text:tab/><text:tab/><text:tab/>så finns det en cykel.</text:span></text:p>
      <text:p text:style-name="P11"><draw:frame draw:style-name="fr1" draw:name="graphics4" text:anchor-type="paragraph" svg:x="1.113cm" svg:y="0.609cm" svg:width="8.114cm" svg:height="4.233cm" draw:z-index="3"><draw:image xlink:href="Pictures/200000F700001FB200001089EDF8241C.svm" xlink:type="simple" xlink:show="embed" xlink:actuate="onLoad"/></draw:frame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><text:tab/><text:tab/><text:tab/><text:tab/><text:tab/><text:tab/>Cykeler ger två stigar.</text:span></text:p>
      <text:p text:style-name="P11"><text:span text:style-name="T12"/></text:p>
      <text:p text:style-name="P11"><text:span text:style-name="T12"/></text:p>
      <text:p text:style-name="P11"><draw:frame draw:style-name="fr1" draw:name="graphics5" text:anchor-type="paragraph" svg:x="9.5cm" svg:y="0.273cm" svg:width="8.114cm" svg:height="8.114cm" draw:z-index="4"><draw:image xlink:href="Pictures/2000034F00001FB200001FB283678F1D.svm" xlink:type="simple" xlink:show="embed" xlink:actuate="onLoad"/></draw:frame><text:span text:style-name="T12"/></text:p>
      <text:p text:style-name="P11"><text:span text:style-name="T12"/></text:p>
      <text:p text:style-name="P12"><text:span text:style-name="T12"><text:tab/>④ Om vi tar bort en godtycklig kant</text:span></text:p>
      <text:p text:style-name="P12"><text:span text:style-name="T13"><text:tab/></text:span><text:span text:style-name="T12">(här {uv}) så bildas två</text:span><text:span text:style-name="T13"> </text:span><text:span text:style-name="T12">komponenter</text:span></text:p>
      <text:p text:style-name="P12"><text:span text:style-name="T13"><text:tab/>(de hörn vars stig till v passerar u, och</text:span></text:p>
      <text:p text:style-name="P12"><text:span text:style-name="T13"><text:tab/>de som inte gör det). Komponenterna</text:span></text:p>
      <text:p text:style-name="P12"><text:span text:style-name="T13"><text:tab/>är fortfarande träd eftersom ingen</text:span></text:p>
      <text:p text:style-name="P12"><text:span text:style-name="T13"><text:tab/>cykel har bildas.</text:span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><text:tab/></text:span><text:span text:style-name="T12">⑤</text:span><text:span text:style-name="T13"> Visas med induktion över |E|</text:span></text:p>
      <text:p text:style-name="P12"><text:span text:style-name="T13"/></text:p>
      <text:p text:style-name="P12"><text:span text:style-name="T13"><text:tab/>Bas: <text:tab/>Om |E| = 0, |V| = 1</text:span></text:p>
      <text:p text:style-name="P12"><text:span text:style-name="T13"><text:tab/><text:tab/>(en hörn och ingenting mer) OK!</text:span></text:p>
      <text:p text:style-name="P12"><text:span text:style-name="T13"/></text:p>
      <text:p text:style-name="P12"><text:span text:style-name="T13"><text:tab/>Steg:<text:tab/>Antag sant för träd med färre kanter</text:span></text:p>
      <text:p text:style-name="P12"><text:span text:style-name="T13"><text:tab/><text:tab/>än |E|.</text:span></text:p>
      <text:p text:style-name="P12"><text:span text:style-name="T13"/></text:p>
      <text:p text:style-name="P12"><text:span text:style-name="T13"><text:tab/><text:tab/>Tag bort en kant i T = (V, E), då får man T</text:span><text:span text:style-name="T2">1</text:span><text:span text:style-name="T13"> = (V</text:span><text:span text:style-name="T2">1</text:span><text:span text:style-name="T13">, E</text:span><text:span text:style-name="T2">1</text:span><text:span text:style-name="T13">) och T</text:span><text:span text:style-name="T2">2</text:span><text:span text:style-name="T13"> = (V</text:span><text:span text:style-name="T2">2</text:span><text:span text:style-name="T13">, E</text:span><text:span text:style-name="T2">2</text:span><text:span text:style-name="T13">)</text:span></text:p>
      <text:p text:style-name="P12"><text:span text:style-name="T13"><text:tab/><text:tab/>enligt </text:span><text:span text:style-name="T12">④</text:span><text:span text:style-name="T13">.</text:span></text:p>
      <text:p text:style-name="P12"><text:span text:style-name="T13"/></text:p>
      <text:p text:style-name="P12"><text:span text:style-name="T13"><text:tab/><text:tab/>|E| = |E</text:span><text:span text:style-name="T2">1</text:span><text:span text:style-name="T13">| + |E</text:span><text:span text:style-name="T2">2</text:span><text:span text:style-name="T13">| + 1 = {induktions antagende} = |V</text:span><text:span text:style-name="T2">1</text:span><text:span text:style-name="T13">| − 1 + |V</text:span><text:span text:style-name="T2">2</text:span><text:span text:style-name="T13">| − 1 +</text:span></text:p>
      <text:p text:style-name="P12"><text:span text:style-name="T13"><text:tab/><text:tab/>+ 1 = |V</text:span><text:span text:style-name="T2">1</text:span><text:span text:style-name="T13">| + |V</text:span><text:span text:style-name="T2">2</text:span><text:span text:style-name="T13">| − 1 = |V| − 1</text:span></text:p>
      <text:p text:style-name="P12"><text:span text:style-name="T13"><text:tab/><text:tab/><text:tab/><text:tab/><text:tab/><text:tab/><text:tab/><text:tab/><text:tab/><text:tab/><text:tab/><text:tab/><text:tab/>∎</text:span></text:p>
      <text:p text:style-name="P22"><text:span text:style-name="T14">Varje sammanhängande graf har minst ett (upp)spännande träd.</text:span></text:p>
      <text:p text:style-name="P13"><text:span text:style-name="T14">Det vill säga ett träd som innehåller en del av kanterna.</text:span></text:p>
      <text:p text:style-name="P13"><text:span text:style-name="T14"/></text:p>
      <text:p text:style-name="P13"><text:span text:style-name="T14"><text:tab/>T = (V, E') = E' ⊆ E</text:span></text:p>
      <text:p text:style-name="P13"><text:span text:style-name="T14"/></text:p>
      <text:p text:style-name="P13"><text:span text:style-name="T14"/></text:p>
      <text:p text:style-name="P13"><text:span text:style-name="T14">Exempel (G är smalt och tjockt, T är tjockt):</text:span></text:p>
      <text:p text:style-name="P13"><draw:frame draw:style-name="fr1" draw:name="graphics6" text:anchor-type="paragraph" svg:x="1.907cm" svg:y="0.529cm" svg:width="4.939cm" svg:height="5.997cm" draw:z-index="5"><draw:image xlink:href="Pictures/200000730000134B0000176D2B1A3AC5.svm" xlink:type="simple" xlink:show="embed" xlink:actuate="onLoad"/></draw:frame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><text:tab/><text:tab/><text:tab/><text:tab/><text:tab/><text:tab/>Tag bort en kant i en graf så länge det går.</text:span></text:p>
      <text:p text:style-name="P13"><text:span text:style-name="T14"/></text:p>
      <text:p text:style-name="P13"><text:span text:style-name="T14"><text:tab/><text:tab/><text:tab/><text:tab/><text:tab/><text:tab/>— eller —</text:span></text:p>
      <text:p text:style-name="P13"><text:span text:style-name="T14"/></text:p>
      <text:p text:style-name="P13"><text:span text:style-name="T14"><text:tab/><text:tab/><text:tab/><text:tab/><text:tab/><text:tab/>Starta utan kanter och läg till kanter så länge</text:span></text:p>
      <text:p text:style-name="P13"><text:span text:style-name="T14"><text:tab/><text:tab/><text:tab/><text:tab/><text:tab/><text:tab/>det går utan att det bildas cykler.</text:span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>För en viktad sammanhängande graf (kant e har vikten </text:span><text:span text:style-name="T15">ω</text:span><text:span text:style-name="T14">(e)) kan man finna ett</text:span></text:p>
      <text:p text:style-name="P13"><text:span text:style-name="T14">minimalt spännande trä</text:span><text:span text:style-name="T15">d, ett spännande träd med minimal viktsumma, med Kruskals algoritm.</text:span></text:p>
      <text:p text:style-name="P13"><text:span text:style-name="T15"/></text:p>
      <text:p text:style-name="P13"><text:span text:style-name="T15"/></text:p>
      <text:p text:style-name="P14"><text:span text:style-name="T15">Kruskals algoritm:</text:span></text:p>
      <text:p text:style-name="P14"><text:span text:style-name="T15"/></text:p>
      <text:p text:style-name="P14"><text:span text:style-name="T15"><text:tab/>Lägg i vaje steg till den lättaste kanten som inte ger någon cykel med de</text:span></text:p>
      <text:p text:style-name="P14"><text:span text:style-name="T15"><text:tab/>redan valda.</text:span></text:p>
      <text:p text:style-name="P14"><text:span text:style-name="T15"/></text:p>
      <text:p text:style-name="P14"><text:span text:style-name="T15"><text:tab/>Kruskals algoritm är en girig algoritm, det vill säga att den optimerar</text:span></text:p>
      <text:p text:style-name="P14"><text:span text:style-name="T15"><text:tab/>varje steg istället för att </text:span><text:span text:style-name="T6">göra Brute Force (testa alla existerande varianter)</text:span></text:p>
      <text:p text:style-name="P14"><text:span text:style-name="T6"><text:tab/>eller </text:span><text:span text:style-name="T15">planera i förväg.</text:span></text:p>
      <text:p text:style-name="P14"><text:span text:style-name="T15"/></text:p>
      <text:p text:style-name="P14"><text:span text:style-name="T15"/></text:p>
      <text:p text:style-name="P14"><text:span text:style-name="T15">Bevis:</text:span></text:p>
      <text:p text:style-name="P14"><text:span text:style-name="T15"/></text:p>
      <text:p text:style-name="P14"><text:span text:style-name="T15"><text:tab/>Algoritmen ger ett spännande träd, T, med kanter, valda i ordningen</text:span></text:p>
      <text:p text:style-name="P14"><text:span text:style-name="T15"><text:tab/>e</text:span><text:span text:style-name="T3">1</text:span><text:span text:style-name="T15">, e</text:span><text:span text:style-name="T3">2</text:span><text:span text:style-name="T15">, …. Om T inte är minimalt, låt T</text:span><text:span text:style-name="T3">1</text:span><text:span text:style-name="T15"> vara ett minimalt spännande träd</text:span></text:p>
      <text:p text:style-name="P14"><text:span text:style-name="T15"><text:tab/>med så många e</text:span><text:span text:style-name="T3">1</text:span><text:span text:style-name="T15">, e</text:span><text:span text:style-name="T3">2</text:span><text:span text:style-name="T15">, …, e</text:span><text:span text:style-name="T3">k − 1</text:span><text:span text:style-name="T15"> gemensamma med T</text:span><text:span text:style-name="T3">1</text:span><text:span text:style-name="T15"> men inte e</text:span><text:span text:style-name="T3">k</text:span><text:span text:style-name="T15">.</text:span></text:p>
      <text:p text:style-name="P14"><text:span text:style-name="T15"/></text:p>
      <text:p text:style-name="P14"><text:span text:style-name="T15"><text:tab/>Om e</text:span><text:span text:style-name="T3">k</text:span><text:span text:style-name="T15"> läggs till T</text:span><text:span text:style-name="T3">1</text:span><text:span text:style-name="T15"> fås en cykel med något e'</text:span><text:span text:style-name="T3">k</text:span><text:span text:style-name="T15"> som inte ligger i T.</text:span></text:p>
      <text:p text:style-name="P14"><text:span text:style-name="T15"><text:tab/>ω(e'</text:span><text:span text:style-name="T3">k</text:span><text:span text:style-name="T15">) ≥ ω(e</text:span><text:span text:style-name="T3">k</text:span><text:span text:style-name="T15">) såsom T bildades, annars hade vi ju valt e'</text:span><text:span text:style-name="T3">k</text:span><text:span text:style-name="T15"> (såsom T valdes).</text:span></text:p>
      <text:p text:style-name="P14"><text:soft-page-break/><text:span text:style-name="T15"><text:tab/>Om vi i T</text:span><text:span text:style-name="T3">1</text:span><text:span text:style-name="T15"> ersätter e'</text:span><text:span text:style-name="T3">k</text:span><text:span text:style-name="T15"> med e</text:span><text:span text:style-name="T3">k</text:span><text:span text:style-name="T15"> så får vi et träd T</text:span><text:span text:style-name="T3">2</text:span><text:span text:style-name="T15"> med vikt ≤ T</text:span><text:span text:style-name="T3">1</text:span><text:span text:style-name="T15"> och en kant</text:span></text:p>
      <text:p text:style-name="P14"><text:span text:style-name="T15"><text:tab/>mer gemensam med T.</text:span></text:p>
      <text:p text:style-name="P14"><text:span text:style-name="T15"/></text:p>
      <text:p text:style-name="P14"><text:span text:style-name="T15"><text:tab/>Det vill säga T</text:span><text:span text:style-name="T3">2</text:span><text:span text:style-name="T15">:s vikt = T</text:span><text:span text:style-name="T3">1</text:span><text:span text:style-name="T15">:s eftersom T</text:span><text:span text:style-name="T3">1</text:span><text:span text:style-name="T15"> hade minimal vikt.</text:span></text:p>
      <text:p text:style-name="P14"><text:span text:style-name="T15"/></text:p>
      <text:p text:style-name="P14"><text:span text:style-name="T15"><text:tab/>Motsäger valet av T</text:span><text:span text:style-name="T3">1</text:span><text:span text:style-name="T15">, så T</text:span><text:span text:style-name="T3">1</text:span><text:span text:style-name="T15"> = T.</text:span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draw:frame draw:style-name="fr1" draw:name="graphics7" text:anchor-type="paragraph" svg:x="10.832cm" svg:y="0.282cm" svg:width="6.35cm" svg:height="6.703cm" draw:z-index="6"><draw:image xlink:href="Pictures/200000D3000018CE00001A2F96397AC6.svm" xlink:type="simple" xlink:show="embed" xlink:actuate="onLoad"/></draw:frame><text:span text:style-name="T15"/></text:p>
      <text:p text:style-name="P14"><text:span text:style-name="T15">Binära rotade träd</text:span></text:p>
      <text:p text:style-name="P14"><text:span text:style-name="T15"/></text:p>
      <text:p text:style-name="P14"><text:span text:style-name="T15">Viktiga för sortering.</text:span></text:p>
      <text:p text:style-name="P14"><text:span text:style-name="T15"/></text:p>
      <text:p text:style-name="P16"><text:span text:style-name="T15">Ett träd har ett hörn som utsetts till rot,</text:span><text:span text:style-name="T17"> </text:span><text:span text:style-name="T15">varje hörn</text:span></text:p>
      <text:p text:style-name="P16"><text:span text:style-name="T15">har högst två barn.</text:span><text:span text:style-name="T16"> </text:span><text:span text:style-name="T15">Ett barn</text:span><text:span text:style-name="T17"> </text:span><text:span text:style-name="T16">är grannar som inte</text:span></text:p>
      <text:p text:style-name="P16"><text:span text:style-name="T16">leder mot roten.</text:span><text:span text:style-name="T17"> </text:span><text:span text:style-name="T7">Grannar som leder mot roten</text:span></text:p>
      <text:p text:style-name="P16"><text:span text:style-name="T7">kallas</text:span><text:span text:style-name="T8"> </text:span><text:span text:style-name="T7">förfädrar, den första av dem kallas förälder.</text:span></text:p>
      <text:p text:style-name="P15"><text:span text:style-name="T16"/></text:p>
      <text:p text:style-name="P15"><text:span text:style-name="T16"/></text:p>
      <text:p text:style-name="P15"><text:span text:style-name="T16">Typisk användning:</text:span></text:p>
      <text:p text:style-name="P15"><text:span text:style-name="T16"/></text:p>
      <text:p text:style-name="P15"><text:span text:style-name="T16"><text:tab/>Lagring och sökning av ordnad data.</text:span></text:p>
      <text:p text:style-name="P15"><text:span text:style-name="T16"/></text:p>
      <text:p text:style-name="P15"><text:span text:style-name="T16"/></text:p>
      <text:p text:style-name="P15"><text:span text:style-name="T16">Element vid ett hörn:</text:span></text:p>
      <text:p text:style-name="P15"><text:span text:style-name="T16"/></text:p>
      <text:p text:style-name="P15"><text:span text:style-name="T16"><text:tab/>Större än alla till vänster, mindre än</text:span></text:p>
      <text:p text:style-name="P15"><text:span text:style-name="T16"><text:tab/>alla till höger.</text:span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6"><text:span text:style-name="T16">Ett lagringsträd </text:span><text:span text:style-name="T17">skapas</text:span><text:span text:style-name="T16"> lätt rekursivt</text:span><text:span text:style-name="T17">:</text:span></text:p>
      <text:p text:style-name="P16"><text:span text:style-name="T17"/></text:p>
      <text:p text:style-name="P16"><text:span text:style-name="T17"><text:tab/>Om trädet är tomt:<text:tab/>skapa rot för trädet</text:span></text:p>
      <text:p text:style-name="P16"><text:span text:style-name="T17"><text:tab/>annars:<text:tab/><text:tab/><text:tab/>talet &gt; rot lägg till höger</text:span></text:p>
      <text:p text:style-name="P16"><text:span text:style-name="T17"><text:tab/><text:tab/><text:tab/><text:tab/><text:tab/>talet &lt; rot lägg till vänster<text:tab/></text:span><text:span text:style-name="T8">(något förenklat!)</text:span></text:p>
      <text:p text:style-name="P4"><text:span text:style-name="T17"/></text:p>
      <text:p text:style-name="P4"><draw:frame draw:style-name="fr1" draw:name="graphics8" text:anchor-type="paragraph" svg:x="1.475cm" svg:y="0.492cm" svg:width="14.64cm" svg:height="3.175cm" draw:z-index="7"><draw:image xlink:href="Pictures/200000F10000393000000C678AA7980A.svm" xlink:type="simple" xlink:show="embed" xlink:actuate="onLoad"/></draw:frame><text:span text:style-name="T17"><text:tab/><text:tab/><text:tab/><text:tab/><text:tab/><text:tab/><text:tab/><text:tab/><text:tab/><text:tab/><text:tab/><text:tab/>47295</text:span></text:p>
      <text:p text:style-name="P4"><text:span text:style-name="T17"/></text:p>
      <text:p text:style-name="P18"><text:span text:style-name="T18">Planära grafer</text:span></text:p>
      <text:p text:style-name="P5"><text:span text:style-name="T18"/></text:p>
      <text:p text:style-name="P5"><text:span text:style-name="T18"/></text:p>
      <text:p text:style-name="P5"><text:span text:style-name="T18">Om en graf är ritad i ett plan </text:span><text:span text:style-name="T19">eller på en sfär</text:span><text:span text:style-name="T18"> utan att några kanter korsar,</text:span></text:p>
      <text:p text:style-name="P5"><text:span text:style-name="T18">så kallas grafen plan</text:span></text:p>
      <text:p text:style-name="P5"><text:span text:style-name="T18"/></text:p>
      <text:p text:style-name="P5"><text:span text:style-name="T18">En planär graf är en graf som är isomorf med någon plan graf.</text:span></text:p>
      <text:p text:style-name="P5"><text:span text:style-name="T18"/></text:p>
      <text:p text:style-name="P5"><text:span text:style-name="T18">Exempel på isomorfa planära grafer (K</text:span><text:span text:style-name="T4">4</text:span><text:span text:style-name="T18">):</text:span></text:p>
      <text:p text:style-name="P5"><draw:frame draw:style-name="fr1" draw:name="graphics9" text:anchor-type="paragraph" svg:x="3.503cm" svg:y="0.467cm" svg:width="10.583cm" svg:height="3.351cm" draw:z-index="8"><draw:image xlink:href="Pictures/200001210000295700000D179A4D93F4.svm" xlink:type="simple" xlink:show="embed" xlink:actuate="onLoad"/></draw:frame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6"><text:span text:style-name="T20">En plan graf definierar området i planet. Vi kallar dem ytor (fasetter i boken).</text:span></text:p>
      <text:p text:style-name="P17"><text:span text:style-name="T20">Om den plana grafen är ritad i ett plan fås en obegränsad yta.</text:span></text:p>
      <text:p text:style-name="P6"><text:span text:style-name="T20"/></text:p>
      <text:p text:style-name="P6"><draw:frame draw:style-name="fr1" draw:name="graphics10" text:anchor-type="paragraph" svg:x="1.051cm" svg:y="0.203cm" svg:width="8.819cm" svg:height="4.233cm" draw:z-index="9"><draw:image xlink:href="Pictures/200000BB0000227300001089A02D64C6.svm" xlink:type="simple" xlink:show="embed" xlink:actuate="onLoad"/></draw:frame><text:span text:style-name="T20"/></text:p>
      <text:p text:style-name="P7"><text:span text:style-name="T21"><text:tab/><text:tab/><text:tab/><text:tab/><text:tab/><text:tab/><text:tab/><text:tab/>v = 10<text:tab/>— hörn</text:span></text:p>
      <text:p text:style-name="P7"><text:span text:style-name="T21"><text:tab/><text:tab/><text:tab/><text:tab/><text:tab/><text:tab/><text:tab/><text:tab/>e = 14<text:tab/>— kanter</text:span></text:p>
      <text:p text:style-name="P7"><text:span text:style-name="T21"><text:tab/><text:tab/><text:tab/><text:tab/><text:tab/><text:tab/><text:tab/><text:tab/>r = 7<text:tab/><text:tab/>— ytor</text:span></text:p>
      <text:p text:style-name="P7"><text:span text:style-name="T21"><text:tab/><text:tab/><text:tab/><text:tab/><text:tab/><text:tab/><text:tab/><text:tab/>c = 2<text:tab/><text:tab/>— komponenter</text:span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>Sats:</text:span></text:p>
      <text:p text:style-name="P7"><text:span text:style-name="T21"><text:tab/>För en plan graf med v hörn, e kanter, r ytor och c komponenter gäller:</text:span></text:p>
      <text:p text:style-name="P7"><text:span text:style-name="T21"/></text:p>
      <text:p text:style-name="P7"><text:span text:style-name="T21"><text:tab/><text:tab/>v − e + r − c = 1<text:tab/><text:tab/></text:span><text:span text:style-name="T9">(mnemonik: verk!, naturligtvis med !)</text:span></text:p>
      <text:p text:style-name="P7"><text:span text:style-name="T21"/></text:p>
      <text:p text:style-name="P7"><text:span text:style-name="T21"><text:tab/>Om grafen är sammanhängande (c = 1):</text:span></text:p>
      <text:p text:style-name="P7"><text:span text:style-name="T21"/></text:p>
      <text:p text:style-name="P7"><text:span text:style-name="T21"><text:tab/><text:tab/>Eulers polyederformel:</text:span></text:p>
      <text:p text:style-name="P7"><text:span text:style-name="T21"/></text:p>
      <text:p text:style-name="P7"><text:span text:style-name="T21"><text:tab/><text:tab/><text:tab/>v − e + r = 2</text:span></text:p>
      <text:p text:style-name="P7"><text:span text:style-name="T21"/></text:p>
      <text:p text:style-name="P19"><text:span text:style-name="T21">Bevis:</text:span></text:p>
      <text:p text:style-name="P7"><text:span text:style-name="T21"><text:tab/>Induktion över e.</text:span></text:p>
      <text:p text:style-name="P7"><text:span text:style-name="T21"/></text:p>
      <text:p text:style-name="P7"><text:span text:style-name="T21"><text:tab/>Bas:</text:span></text:p>
      <text:p text:style-name="P7"><text:span text:style-name="T21"><text:tab/><text:tab/>Om e = 0; c = v, r = 1<text:tab/>OK!</text:span></text:p>
      <text:p text:style-name="P7"><text:span text:style-name="T21"/></text:p>
      <text:p text:style-name="P7"><text:span text:style-name="T21"><text:tab/>Steg:</text:span></text:p>
      <text:p text:style-name="P7"><text:span text:style-name="T21"><text:tab/><text:tab/>Antag att påståendet stämmer med e = k.</text:span></text:p>
      <text:p text:style-name="P7"><text:span text:style-name="T21"><text:tab/><text:tab/>Låt G ha e = k + 1.</text:span></text:p>
      <text:p text:style-name="P7"><text:span text:style-name="T21"/></text:p>
      <text:p text:style-name="P7"><text:span text:style-name="T21"><text:tab/><text:tab/>Tag bort en kant från G, få G'.</text:span></text:p>
      <text:p text:style-name="P7"><text:span text:style-name="T21"/></text:p>
      <text:p text:style-name="P7"><text:span text:style-name="T21"/></text:p>
      <text:p text:style-name="P7"><text:span text:style-name="T21"><text:tab/><text:tab/>Två fall:</text:span></text:p>
      <text:p text:style-name="P7"><text:span text:style-name="T21"/></text:p>
      <text:p text:style-name="P7"><text:span text:style-name="T21"><text:tab/><text:tab/><text:tab/>1)<text:tab/>Samma yta på båda sidor om borttagna kanten.</text:span></text:p>
      <text:p text:style-name="P7"><text:span text:style-name="T21"/></text:p>
      <text:p text:style-name="P7"><text:span text:style-name="T21"><text:tab/><text:tab/><text:tab/></text:span><text:span text:style-name="T22"><text:tab/>Då har G' fler komponenter än G.</text:span></text:p>
      <text:p text:style-name="P7"><text:span text:style-name="T22"/></text:p>
      <text:p text:style-name="P7"><text:span text:style-name="T22"/></text:p>
      <text:p text:style-name="P8"><text:span text:style-name="T22"><text:tab/><text:tab/><text:tab/><text:tab/>v' = v<text:tab/><text:tab/>e' = e − 1 = k</text:span></text:p>
      <text:p text:style-name="P8"><text:span text:style-name="T22"><text:tab/><text:tab/><text:tab/><text:tab/>r' = r<text:tab/><text:tab/>c' = c + 1</text:span></text:p>
      <text:p text:style-name="P8"><text:span text:style-name="T22"/></text:p>
      <text:p text:style-name="P8"><text:span text:style-name="T22"/></text:p>
      <text:p text:style-name="P8"><text:span text:style-name="T22"><text:tab/><text:tab/><text:tab/><text:tab/>Så:</text:span></text:p>
      <text:p text:style-name="P8"><text:span text:style-name="T22"><text:tab/><text:tab/><text:tab/><text:tab/><text:tab/>v' − e' + r' − c' = v − (e − 1) + r − (c + 1) =</text:span></text:p>
      <text:p text:style-name="P8"><text:span text:style-name="T22"><text:tab/><text:tab/><text:tab/><text:tab/><text:tab/>= {induktions antagande} = v − e + r − c</text:span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8"><text:span text:style-name="T22"><text:tab/><text:tab/><text:tab/>2)<text:tab/>Olika ytor jämte bortagna kanten.</text:span></text:p>
      <text:p text:style-name="P8"><text:span text:style-name="T22"/></text:p>
      <text:p text:style-name="P8"><text:span text:style-name="T22"/></text:p>
      <text:p text:style-name="P8"><text:span text:style-name="T22"><text:tab/><text:tab/><text:tab/><text:tab/>v' = v<text:tab/><text:tab/>e' = e − 1</text:span></text:p>
      <text:p text:style-name="P8"><text:span text:style-name="T22"><text:tab/><text:tab/><text:tab/><text:tab/>r' = r − 1<text:tab/>c' = c</text:span></text:p>
      <text:p text:style-name="P8"><text:span text:style-name="T22"/></text:p>
      <text:p text:style-name="P8"><text:span text:style-name="T22"/></text:p>
      <text:p text:style-name="P8"><text:span text:style-name="T22"><text:tab/><text:tab/><text:tab/><text:tab/>Så:</text:span></text:p>
      <text:p text:style-name="P8"><text:span text:style-name="T22"><text:tab/><text:tab/><text:tab/><text:tab/><text:tab/>v' − e' + r' − c' = v − (e − 1) + (r − 1) − c =</text:span></text:p>
      <text:p text:style-name="P8"><text:span text:style-name="T22"><text:tab/><text:tab/><text:tab/><text:tab/><text:tab/>= v − (e − 1) + r − (c + 1) = som i fall 1.</text:span></text:p>
      <text:p text:style-name="P8"><text:span text:style-name="T22"/></text:p>
      <text:p text:style-name="P20"><text:span text:style-name="T22">Satsen ger nödvändiga villkor för planaritet:</text:span></text:p>
      <text:p text:style-name="P8"><text:span text:style-name="T22"/></text:p>
      <text:p text:style-name="P8"><text:span text:style-name="T22"><text:tab/>Om G, sammanhängande, är enkel </text:span><text:span text:style-name="T10">(inga ölgor eller multipla kanter)</text:span><text:span text:style-name="T22">,</text:span></text:p>
      <text:p text:style-name="P8"><text:span text:style-name="T22"><text:tab/>så begränsas varje uta av minst tre kanter (om e ≥ 2 !).</text:span></text:p>
      <text:p text:style-name="P8"><text:span text:style-name="T22"/></text:p>
      <text:p text:style-name="P8"><text:span text:style-name="T22"><text:tab/></text:span><text:span text:style-name="T22"><draw:frame draw:style-name="fr2" draw:name="Object1" text:anchor-type="as-char" svg:width="11.315cm" svg:height="1.014cm" draw:z-index="1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><text:span text:style-name="T22"/></text:p>
      <text:p text:style-name="P9"><text:span text:style-name="T23"><text:tab/></text:span><text:span text:style-name="T23"><draw:frame draw:style-name="fr2" draw:name="Object2" text:anchor-type="as-char" svg:width="13.33cm" svg:height="1.048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9"><text:span text:style-name="T23"/></text:p>
      <text:p text:style-name="P9"><text:span text:style-name="T23"/></text:p>
      <text:p text:style-name="P9"><draw:custom-shape text:anchor-type="paragraph" draw:z-index="12" draw:style-name="gr1" svg:width="3.996cm" svg:height="1.086cm" svg:x="5.368cm" svg:y="0.203cm"><text:p/><draw:enhanced-geometry svg:viewBox="0 0 21600 21600" draw:type="rectangle" draw:enhanced-path="M 0 0 L 21600 0 21600 21600 0 21600 0 0 Z N"/></draw:custom-shape><text:span text:style-name="T23"/></text:p>
      <text:p text:style-name="P9"><text:span text:style-name="T23"><text:tab/><text:tab/><text:tab/><text:tab/><text:tab/>3v ≥ e + 6</text:span></text:p>
      <text:p text:style-name="P9"><text:span text:style-name="T23"/></text:p>
      <text:p text:style-name="P9"><text:span text:style-name="T23"/></text:p>
      <text:p text:style-name="P9"><draw:frame draw:style-name="fr1" draw:name="graphics11" text:anchor-type="paragraph" svg:x="6.713cm" svg:y="0.132cm" svg:width="3.528cm" svg:height="3.528cm" draw:z-index="13"><draw:image xlink:href="Pictures/2000005B00000DC800000DC8E5E31A34.svm" xlink:type="simple" xlink:show="embed" xlink:actuate="onLoad"/></draw:frame><text:span text:style-name="T23"/></text:p>
      <text:p text:style-name="P9"><text:span text:style-name="T23"><text:tab/>Så K</text:span><text:span text:style-name="T5">5</text:span><text:span text:style-name="T23"> är ej planär!</text:span></text:p>
      <text:p text:style-name="P9"><text:span text:style-name="T23"/></text:p>
      <text:p text:style-name="P9"><text:span text:style-name="T23"><text:tab/>v = 5,<text:tab/>e = 10</text:span></text:p>
      <text:p text:style-name="P9"><text:span text:style-name="T23"/></text:p>
      <text:p text:style-name="P9"><text:span text:style-name="T23"><text:tab/><text:tab/>15 ≱ 16</text:span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19T00:51:35</dc:date>
    <dc:creator>Mattias </dc:creator>
    <meta:editing-duration>PT119H21M56S</meta:editing-duration>
    <meta:editing-cycles>146</meta:editing-cycles>
    <meta:generator>OpenOffice.org/3.2$Unix OpenOffice.org_project/320m19$Build-9505</meta:generator>
    <meta:document-statistic meta:table-count="0" meta:image-count="11" meta:object-count="2" meta:page-count="7" meta:paragraph-count="124" meta:word-count="988" meta:character-count="4664"/>
  </office:meta>
</office:document-meta>
</file>

<file path=Object 1/content.xml><?xml version="1.0" encoding="utf-8"?>
<math xmlns="http://www.w3.org/1998/Math/MathML">
  <semantics>
    <mrow>
      <mtext>Så:</mtext>
      <mi/>
      <mtext>2e = </mtext>
      <mrow>
        <munder>
          <mi mathvariant="normal">∑</mi>
          <mtext>områden</mtext>
        </munder>
        <munder>
          <munder>
            <mtext>(antalet kanter kring området)</mtext>
            <mo stretchy="false"></mo>
          </munder>
          <mtext>≥ 3</mtext>
        </munder>
      </mrow>
      <mtext> ≥ 3r</mtext>
    </mrow>
    <annotation encoding="StarMath 5.0">"Så:" ~~~ "2e = " sum from "områden" {"(antalet kanter kring området)" underbrace "≥ 3"}" ≥ 3r"</annotation>
  </semantics>
</math>
</file>

<file path=Object 2/content.xml><?xml version="1.0" encoding="utf-8"?>
<math xmlns="http://www.w3.org/1998/Math/MathML">
  <semantics>
    <mrow>
      <mtext>Så:</mtext>
      <mi/>
      <mtext>e ≥ </mtext>
      <mfrac>
        <mn>3</mn>
        <mn>2</mn>
      </mfrac>
      <mtext>r</mtext>
      <mi/>
      <mtext>r ≤ </mtext>
      <mfrac>
        <mn>2</mn>
        <mn>3</mn>
      </mfrac>
      <mtext>e</mtext>
      <mi/>
      <mi mathvariant="normal">⇒</mi>
      <mi/>
      <mtext>e = v − e + r ≤ v − </mtext>
      <mfrac>
        <mn>1</mn>
        <mn>3</mn>
      </mfrac>
      <mi mathvariant="normal">e</mi>
    </mrow>
    <annotation encoding="StarMath 5.0">"Så:" ~~~ "e ≥ " {3 over 2} "r" ~~~~ "r ≤ " {2 over 3} "e" ~~~~~~~~ ⇒ ~~~~~~~~ "e = v − e + r ≤ v − "{1 over 3} e</annotation>
  </semantics>
</math>
</file>